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>
      <style:paragraph-properties fo:padding="0.049cm" fo:border="0.06pt solid #d9d9e3"/>
      <style:text-properties officeooo:paragraph-rsid="000f3c2c"/>
    </style:style>
    <style:style style:name="P3" style:family="paragraph" style:parent-style-name="Text_20_body">
      <style:paragraph-properties fo:padding="0.049cm" fo:border="0.06pt solid #d9d9e3"/>
      <style:text-properties fo:color="#000000" loext:opacity="100%" style:font-name="Liberation Serif" fo:font-size="14pt" officeooo:paragraph-rsid="000f3c2c" style:font-size-asian="14pt" style:font-size-complex="14pt"/>
    </style:style>
    <style:style style:name="P4" style:family="paragraph" style:parent-style-name="Text_20_body">
      <style:paragraph-properties fo:padding="0.049cm" fo:border="0.06pt solid #d9d9e3"/>
      <style:text-properties fo:color="#000000" loext:opacity="100%" style:font-name="Liberation Serif" fo:font-size="14pt" style:font-size-asian="14pt" style:font-size-complex="14pt"/>
    </style:style>
    <style:style style:name="P5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officeooo:rsid="000f95e4"/>
    </style:style>
    <style:style style:name="T2" style:family="text">
      <style:text-properties fo:font-variant="normal" fo:text-transform="none" fo:color="#000000" loext:opacity="100%" style:font-name="Liberation Serif" fo:font-size="14pt" fo:letter-spacing="normal" style:font-size-asian="14pt" style:font-size-complex="14pt"/>
    </style:style>
    <style:style style:name="T3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104dd" style:font-size-asian="14pt" style:font-size-complex="14pt"/>
    </style:style>
    <style:style style:name="T5" style:family="text">
      <style:text-properties fo:font-variant="normal" fo:text-transform="none" fo:color="#000000" loext:opacity="100%" style:font-name="Liberation Serif" fo:font-size="14pt" fo:letter-spacing="normal" fo:font-style="normal" style:font-size-asian="14pt" style:font-size-complex="14pt" loext:padding="0.049cm" loext:border="0.06pt solid #d9d9e3"/>
    </style:style>
    <style:style style:name="T6" style:family="text">
      <style:text-properties fo:color="#000000" loext:opacity="100%" style:font-name="Liberation Serif" fo:font-size="14pt" style:font-size-asian="14pt" style:font-size-complex="14pt"/>
    </style:style>
    <style:style style:name="T7" style:family="text">
      <style:text-properties fo:color="#000000" loext:opacity="100%" style:font-name="Liberation Serif" fo:font-size="14pt" style:font-size-asian="14pt" style:font-size-complex="14pt" loext:padding="0.049cm" loext:border="0.06pt solid #d9d9e3"/>
    </style:style>
    <style:style style:name="T8" style:family="text">
      <style:text-properties fo:color="#000000" loext:opacity="100%" style:font-name="Liberation Serif" fo:font-size="14pt" officeooo:rsid="000f95e4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7">Título do Trabalho de Conclusão de Curso (TCC):</text:span></text:span><text:span text:style-name="T6"> </text:span></text:p>
      <text:p text:style-name="P2"><text:span text:style-name="Strong_20_Emphasis"><text:span text:style-name="T7">NotasExpress:</text:span></text:span><text:span text:style-name="T6"> Transformando a Educação por Meio da Inovação na Gestão Acadêmica</text:span></text:p>
      <text:p text:style-name="P3"/>
      <text:p text:style-name="P1"><text:span text:style-name="Strong_20_Emphasis"><text:span text:style-name="T7">Introdução:</text:span></text:span></text:p>
      <text:p text:style-name="P4">A tecnologia tem desempenhado um papel fundamental na transformação de diversos setores da sociedade, e a educação não é exceção. Este trabalho tem como objetivo apresentar um projeto de desenvolvimento de um aplicativo educacional inovador, que visa revolucionar a gestão acadêmica, melhorar a comunicação entre, professores, alunos e <text:span text:style-name="T1">encarregados</text:span>, e enriquecer a experiência de aprendizado.</text:p>
      <text:p text:style-name="P4"/>
      <text:p text:style-name="P1"><text:span text:style-name="Strong_20_Emphasis"><text:span text:style-name="T7">Justificativa:</text:span></text:span></text:p>
      <text:p text:style-name="P4">A gestão acadêmica é uma parte essencial da administração escolar, que muitas vezes pode ser <text:s/>burocrática. Além disso, a comunicação entre as partes interessadas na educação, como professores, alunos e <text:span text:style-name="T1">encarregados</text:span>, pode ser desafiadora. A necessidade de uma solução que simplifique esses processos e forneça um ambiente de aprendizado mais interativo e eficaz é evidente. Portanto, este projeto se justifica pela busca de melhorias na educação por meio da inovação tecnológica.</text:p>
      <text:p text:style-name="P4"/>
      <text:p text:style-name="P1"><text:span text:style-name="Strong_20_Emphasis"><text:span text:style-name="T7">Problema de Pesquisa:</text:span></text:span></text:p>
      <text:p text:style-name="P4">Como criar um aplicativo educacional inovador que centralize a gestão acadêmica, melhore a comunicação entre, professores, alunos e <text:span text:style-name="T1">encarregados</text:span>, e ofereça uma experiência de aprendizado mais enriquecedora?</text:p>
      <text:p text:style-name="P4"/>
      <text:p text:style-name="P1"><text:span text:style-name="Strong_20_Emphasis"><text:span text:style-name="T7">Hipótese:</text:span></text:span></text:p>
      <text:p text:style-name="P4">A implementação de um aplicativo educacional baseado em tecnologia moderna, que inclui recursos de gestão acadêmica, comunicação eficaz e suporte ao aprendizado, pode transformar a educação, tornando-a mais acessível, eficiente e envolvente.</text:p>
      <text:p text:style-name="P4"/>
      <text:p text:style-name="P1"><text:span text:style-name="Strong_20_Emphasis"><text:span text:style-name="T7">Metodologia:</text:span></text:span></text:p>
      <text:p text:style-name="P4">O desenvolvimento do aplicativo será baseado nas tecnologias React Native (Expo) para aplicativo móvel e Laravel para a API, com utilização do Laravel Multitenancy <text:soft-page-break/>para gerenciar a administração e os tenancy. A plataforma estará disponível tanto como aplicativo móvel<text:span text:style-name="T1">(Para Alunos , Encarregados e Professores)</text:span> quanto via web<text:span text:style-name="T1">(Central de cada tenancy e do admin master)</text:span>. Serão conduzidos testes piloto em instituições acadêmicas para avaliar a adaptabilidade e funcionalidade do sistema.</text:p>
      <text:p text:style-name="P4"/>
      <text:p text:style-name="P1"><text:span text:style-name="Strong_20_Emphasis"><text:span text:style-name="T7">Funcionamento do Aplicativo:</text:span></text:span></text:p>
      <text:p text:style-name="P4">O aplicativo proporcionará:</text:p>
      <text:list xml:id="list2114182414" text:style-name="L1">
        <text:list-item>
          <text:p text:style-name="P5"><text:span text:style-name="Strong_20_Emphasis"><text:span text:style-name="T7">Gestão Acadêmica:</text:span></text:span><text:span text:style-name="T6"> Professores poderão adicionar notas e acompanhar o desempenho dos alunos. Gráficos intuitivos destacarão os melhores alunos e aqueles que precisam melhorar.</text:span></text:p>
        </text:list-item>
        <text:list-item>
          <text:p text:style-name="P5"><text:span text:style-name="Strong_20_Emphasis"><text:span text:style-name="T7">Comunicação Eficiente:</text:span></text:span><text:span text:style-name="T6"> A central de cada instituição poderá enviar notificações para alunos, professores e pais, promovendo uma comunicação eficaz.</text:span></text:p>
        </text:list-item>
        <text:list-item>
          <text:p text:style-name="P5"><text:span text:style-name="Strong_20_Emphasis"><text:span text:style-name="T7">Recursos de Aprendizado:</text:span></text:span><text:span text:style-name="T6"> Alunos poderão acessar notas, quizzes e artigos de leitura diretamente pelo aplicativo, enriquecendo a experiência de aprendizado.</text:span></text:p>
        </text:list-item>
        <text:list-item>
          <text:p text:style-name="P5"><text:span text:style-name="Strong_20_Emphasis"><text:span text:style-name="T7">Calendário Acadêmico:</text:span></text:span><text:span text:style-name="T2"> </text:span><text:span text:style-name="T3">Um calendário integrado que permite aos alunos e professores visualizar datas importantes, como datas de provas, prazos de entrega de trabalhos e eventos escolares.</text:span></text:p>
        </text:list-item>
        <text:list-item>
          <text:p text:style-name="P5"><text:span text:style-name="Strong_20_Emphasis"><text:span text:style-name="T5">Biblioteca Digital:</text:span></text:span><text:span text:style-name="Strong_20_Emphasis"><text:span text:style-name="T3"> Uma biblioteca online que oferece acesso a materiais de estudo, livros digitais e recursos educacionais relevantes para as disciplinas.</text:span></text:span></text:p>
        </text:list-item>
        <text:list-item>
          <text:p text:style-name="P5"><text:span text:style-name="Strong_20_Emphasis"><text:span text:style-name="T5">Chat de Grupo:</text:span></text:span><text:span text:style-name="Strong_20_Emphasis"><text:span text:style-name="T3"> </text:span></text:span><text:span text:style-name="Strong_20_Emphasis"><text:span text:style-name="T4">P</text:span></text:span><text:span text:style-name="Strong_20_Emphasis"><text:span text:style-name="T3">ermitir a criação de grupos de discussão para aulas específicas ou projetos colaborativos.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42:28.098812372</meta:creation-date>
    <dc:date>2023-10-04T10:48:08.046765467</dc:date>
    <meta:editing-duration>PT1H38M3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417" meta:character-count="2986" meta:non-whitespace-character-count="2593"/>
  </office:meta>
</office:document-meta>
</file>